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Verdana, Arial, Helvetica, sans-serif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16pt" style:font-size-asian="16pt" style:font-size-complex="16pt"/>
    </style:style>
    <style:style style:name="T1" style:family="text"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T2" style:family="text"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T3" style:family="text">
      <style:text-properties fo:font-variant="normal" fo:text-transform="none" fo:color="#000000" style:font-name="Times New Roman" fo:font-size="16pt" fo:letter-spacing="normal" fo:font-style="normal" fo:font-weight="normal" style:font-size-asian="16pt" style:font-style-asian="normal" style:font-size-complex="16pt" style:font-style-complex="normal"/>
    </style:style>
    <style:style style:name="T4" style:family="text">
      <style:text-properties fo:font-variant="normal" fo:text-transform="none" fo:color="#000000" style:font-name="Times New Roman" fo:font-size="16pt" fo:letter-spacing="normal" fo:font-style="italic" fo:font-weight="norm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Times New Roman" fo:font-size="16pt" fo:letter-spacing="normal" fo:font-style="normal" style:text-underline-style="none" fo:font-weight="normal" style:text-blinking="false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Times New Roman" fo:font-size="16pt" fo:letter-spacing="normal" fo:font-style="normal" style:text-underline-style="none" fo:font-weight="normal" style:text-blinking="false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style:text-line-through-style="none" fo:font-size="16pt" fo:letter-spacing="normal" fo:font-style="normal" style:text-underline-style="none" fo:font-weight="normal" style:text-blinking="false" style:font-size-asian="16pt" style:font-size-complex="16pt"/>
    </style:style>
    <style:style style:name="T8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font-size="16pt" fo:letter-spacing="normal" fo:font-style="normal" fo:font-weight="normal" style:font-size-asian="16pt" style:font-size-complex="16pt"/>
    </style:style>
    <style:style style:name="T10" style:family="text">
      <style:text-properties fo:font-variant="normal" fo:text-transform="none" fo:font-size="16pt" fo:letter-spacing="normal" fo:font-style="normal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font-size="16pt" fo:letter-spacing="normal" fo:font-weight="bold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style:font-name="Lucida Grande" fo:font-size="9pt" fo:letter-spacing="normal" fo:font-style="normal" fo:font-weight="normal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style:font-name="Lucida Grande" fo:font-size="16pt" fo:letter-spacing="normal" fo:font-style="normal" fo:font-weight="bold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font-size="9pt" fo:letter-spacing="normal" fo:font-style="normal" fo:font-weight="normal" style:font-size-asian="16pt" style:font-weight-asian="bold" style:font-size-complex="16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6pt" fo:font-weight="normal" style:font-size-asian="16pt" style:font-weight-asian="normal" style:font-size-complex="16pt" style:font-weight-complex="normal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jercicio de clase Tema 1</text:p>
      <text:p text:style-name="P2"/>
      <text:p text:style-name="P2"><text:span text:style-name="T12">Buscar</text:span><text:span text:style-name="T12"> información sobre el tipo de contenido para el que los siguientes software de servidor web es más adecuad</text:span><text:span text:style-name="T12">o.</text:span></text:p>
      <text:p text:style-name="P7"><text:span text:style-name="T26"/></text:p>
      <text:p text:style-name="P3"><text:span text:style-name="T23">Apache:</text:span><text:span text:style-name="T21"> </text:span><text:span text:style-name="T9">Apache es usado principalmente para enviar páginas web estáticas y dinámicas en la World Wide Web aunque tembién es usado para muchas otras tareas donde el contenido necesita ser puesto a disposición en una forma segura y confiable. Es utilizado por páginas como Paypal, Ask, Apple y Adobe.</text:span></text:p>
      <text:p text:style-name="P4"/>
      <text:p text:style-name="P1"><text:span text:style-name="T25">Nginx: </text:span><text:span text:style-name="T24">N</text:span><text:span text:style-name="T2">ginx</text:span><text:span text:style-name="T1"> es un </text:span><text:span text:style-name="T5">servidor web/proxy inverso </text:span><text:span text:style-name="T1">ligero de alto rendimiento y un </text:span><text:span text:style-name="T5">proxy </text:span><text:span text:style-name="T1">para protocolos de </text:span><text:span text:style-name="T5">correo electrónico </text:span><text:span text:style-name="T1">(</text:span><text:a xlink:type="simple" xlink:href="https://es.wikipedia.org/wiki/Internet_Message_Access_Protocol" text:style-name="Internet_20_link" text:visited-style-name="Visited_20_Internet_20_Link"><text:span text:style-name="T5">IMAP</text:span></text:a><text:span text:style-name="T1">/</text:span><text:a xlink:type="simple" xlink:href="https://es.wikipedia.org/wiki/Post_Office_Protocol" text:style-name="Internet_20_link" text:visited-style-name="Visited_20_Internet_20_Link"><text:span text:style-name="T5">POP3</text:span></text:a><text:span text:style-name="T1">). Es utilizado por páginas como Wikipedia, Yahoo, Reddit, OneClickAds y WordPress.</text:span></text:p>
      <text:p text:style-name="P2"/>
      <text:p text:style-name="P3"><text:span text:style-name="T23">Cherokee: </text:span><text:span text:style-name="T21">Cherokee</text:span><text:span text:style-name="T23"> </text:span><text:span text:style-name="T9">es un </text:span><text:span text:style-name="T7">servidor web multiplataforma</text:span><text:span text:style-name="T9">. Su objetivo es ser rápido y completamente funcional, sin dejar de ser liviano comparado con otros servidores web.</text:span><text:span text:style-name="T22"> <text:s/></text:span><text:span text:style-name="T9">Es utilizado por páginas como ChampionSelect y LolCounter.</text:span></text:p>
      <text:p text:style-name="P2"/>
      <text:p text:style-name="P1"><text:span text:style-name="T25">Lighttpd: </text:span><text:span text:style-name="T1">es un </text:span><text:span text:style-name="T5">servidor web </text:span><text:span text:style-name="T1">diseñado para ser rápido, seguro, flexible, y fiel a los </text:span><text:a xlink:type="simple" xlink:href="https://es.wikipedia.org/wiki/Norma_(tecnología)" text:style-name="Internet_20_link" text:visited-style-name="Visited_20_Internet_20_Link"><text:span text:style-name="T5">estándares</text:span></text:a><text:span text:style-name="T1">. Está optimizado para entornos donde la velocidad es muy importante, por lo que consume menos </text:span><text:span text:style-name="T5">CPU </text:span><text:span text:style-name="T1">y </text:span><text:span text:style-name="T5">memoria RAM </text:span><text:span text:style-name="T1">que otros servidores</text:span><text:span text:style-name="T3"> y</text:span><text:span text:style-name="T4"> </text:span><text:span text:style-name="T1">es apropiado para cualquier servidor que tenga problemas de carga. Es utilizado por páginas como Whatsapp.</text:span></text:p>
      <text:p text:style-name="P2"/>
      <text:p text:style-name="P1"><text:span text:style-name="T25">Node.js: </text:span><text:span text:style-name="T2">Node.js es un entorno en tiempo de ejecución multiplataforma, de código abierto creado con el enfoque de ser útil en la creación de programas de red altamente escalables, como por ejemplo, </text:span><text:a xlink:type="simple" xlink:href="https://es.wikipedia.org/wiki/Servidor_web" text:style-name="Internet_20_link" text:visited-style-name="Visited_20_Internet_20_Link"><text:span text:style-name="T6">servidores web</text:span></text:a><text:span text:style-name="T2">. Es utilizado por páginas como OutBrain, Groupon y Flickr.</text:span><text:span text:style-name="T24"> </text:span></text:p>
      <text:p text:style-name="P2"/>
      <text:p text:style-name="P2">Tomcat: <text:span text:style-name="T13">Tomcat es un </text:span><text:span text:style-name="T8">contenedor web </text:span><text:span text:style-name="T13">con soporte de </text:span><text:span text:style-name="T8">servlets </text:span><text:span text:style-name="T13">y JSP (JavaServerPages).</text:span> <text:span text:style-name="T20">E</text:span><text:span text:style-name="T14">s</text:span><text:span text:style-name="T13"> usado como servidor web autónomo en entornos con alto nivel de tráfico y alta disponibilidad. Es utilizado por páginas como Toysr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Verdana, Arial, Helvetica, sans-serif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9M39S</meta:editing-duration>
    <meta:editing-cycles>5</meta:editing-cycles>
    <meta:generator>OpenOffice/4.1.2$Win32 OpenOffice.org_project/412m3$Build-9782</meta:generator>
    <dc:date>2016-03-06T17:56:20.92</dc:date>
    <dc:creator>Juan Miguel Castro Guerrero</dc:creator>
    <meta:document-statistic meta:table-count="0" meta:image-count="0" meta:object-count="0" meta:page-count="1" meta:paragraph-count="8" meta:word-count="270" meta:character-count="1710"/>
    <meta:user-defined meta:name="Info 1"/>
    <meta:user-defined meta:name="Info 2"/>
    <meta:user-defined meta:name="Info 3"/>
    <meta:user-defined meta:name="Info 4"/>
  </office:meta>
</office:document-meta>
</file>